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428"/>
    </style:style>
    <style:style style:name="T1" style:family="text">
      <style:text-properties style:text-position="33% 80%"/>
    </style:style>
    <style:style style:name="T2" style:family="text">
      <style:text-properties style:text-position="33% 80%" fo:font-size="14pt"/>
    </style:style>
    <style:style style:name="T3" style:family="text">
      <style:text-properties style:text-position="33% 80%" fo:font-size="16pt"/>
    </style:style>
    <style:style style:name="T4" style:family="text">
      <style:text-properties style:text-position="33% 80%" fo:font-size="18pt"/>
    </style:style>
    <style:style style:name="T5" style:family="text">
      <style:text-properties style:text-position="-33% 80%"/>
    </style:style>
    <style:style style:name="T6" style:family="text">
      <style:text-properties style:text-position="-33% 80%" fo:font-size="14pt"/>
    </style:style>
    <style:style style:name="T7" style:family="text">
      <style:text-properties style:text-position="-33% 80%" fo:font-size="16pt"/>
    </style:style>
    <style:style style:name="T8" style:family="text">
      <style:text-properties style:text-position="-33% 80%" fo:font-size="18pt"/>
    </style:style>
    <style:style style:name="T9" style:family="text">
      <style:text-properties fo:font-size="14pt"/>
    </style:style>
    <style:style style:name="T10" style:family="text">
      <style:text-properties fo:font-size="16pt"/>
    </style:style>
    <style:style style:name="T11" style:family="text">
      <style:text-properties fo:font-size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1">Question 1</text:span></text:span><text:span text:style-name="T11"><text:line-break/> Show the following on Number line<text:line-break/>a) 1/3<text:line-break/>b) 2/7<text:line-break/>c) 4/5<text:line-break/>d) 1</text:span><text:span text:style-name="T4">1</text:span><text:span text:style-name="T11">/</text:span><text:span text:style-name="T8">6</text:span></text:p>
      <text:p text:style-name="P1"><text:span text:style-name="T11"><text:line-break/></text:span><text:span text:style-name="Strong_20_Emphasis"><text:span text:style-name="T11">Question 2</text:span></text:span><text:span text:style-name="T11"><text:line-break/>Write the natural numbers from 2 to 14. What fraction of them are prime numbers?</text:span></text:p>
      <text:p text:style-name="P1"><text:span text:style-name="T11"><text:line-break/></text:span><text:span text:style-name="Strong_20_Emphasis"><text:span text:style-name="T11">Question 3</text:span></text:span><text:span text:style-name="T11"><text:line-break/> Give true and false about the statements<text:line-break/>(a)  1/3 &gt; 1/10<text:line-break/>(b)  4/6  &gt;  5/6<text:line-break/>c) 3/6  &lt; 1/3<text:line-break/>d) 1/3  &gt; 5/6<text:line-break/>e) 4/6 &gt; 1/5<text:line-break/>f) 3/5 &gt; 2/4<text:line-break/>g) 22/121  = 2/11<text:line-break/>h) 100/480 and 5/24 are equivalent fraction<text:line-break/>i) ½ + 1/3 = 5/6<text:line-break/>j) 11/5 is a  proper fraction<text:line-break/>k) 1/5  and 4/5 are like fractions<text:line-break/>l) 2/5 is a improper fraction</text:span></text:p>
      <text:p text:style-name="P1"><text:span text:style-name="T11"><text:line-break/></text:span><text:span text:style-name="Strong_20_Emphasis"><text:span text:style-name="T11">Question 4</text:span></text:span><text:span text:style-name="T11"><text:line-break/>Express each of the following as improper fraction<text:line-break/>(a) 1</text:span><text:span text:style-name="T4">1</text:span><text:span text:style-name="T11">/</text:span><text:span text:style-name="T8">6</text:span><text:span text:style-name="T11"><text:line-break/>(b) 2</text:span><text:span text:style-name="T4">1</text:span><text:span text:style-name="T11">/</text:span><text:span text:style-name="T8">13</text:span><text:span text:style-name="T11"><text:line-break/>(c) 100</text:span><text:span text:style-name="T4">5</text:span><text:span text:style-name="T11">/</text:span><text:span text:style-name="T8">7</text:span><text:span text:style-name="T11"><text:line-break/></text:span><text:soft-page-break/><text:span text:style-name="T11">(d) 9</text:span><text:span text:style-name="T4">5</text:span><text:span text:style-name="T11">/</text:span><text:span text:style-name="T8">8</text:span><text:span text:style-name="T11"><text:line-break/>(e) 6</text:span><text:span text:style-name="T4">1</text:span><text:span text:style-name="T11">/</text:span><text:span text:style-name="T8">13</text:span></text:p>
      <text:p text:style-name="P1"><text:span text:style-name="T11"><text:line-break/></text:span><text:span text:style-name="Strong_20_Emphasis"><text:span text:style-name="T11">Question 5</text:span></text:span><text:span text:style-name="T11"><text:line-break/>Find the following<text:line-break/>a)  1/9  + 2/9 +  3/9<text:line-break/>b)  21/11  -10/12<text:line-break/>c) 1/2  + 17/3<text:line-break/>d) 21/77 – 11/77<text:line-break/>e) 2/4 – 1/3<text:line-break/>f) 1 +1/3+ 1/2<text:line-break/>h) 2/4 + 1/5</text:span></text:p>
      <text:p text:style-name="P1"><text:span text:style-name="T11"><text:line-break/></text:span><text:span text:style-name="Strong_20_Emphasis"><text:span text:style-name="T11">Question 6</text:span></text:span><text:span text:style-name="T11"><text:line-break/>Find the following<text:line-break/>a)  Equivalent fraction of 2/3 with denominator 36<text:line-break/>b)  Equivalent fraction of 2/7 with denominator 14<text:line-break/>c)  Equivalent fraction of 1/8 with Numerator  5<text:line-break/>d) Arrange in ascending order  1/3 , 6/9, 5/3, 11/3, 1<text:line-break/>e) Arrange in ascending order  1/8 , 6/9, 1/3, 2/4, 1<text:line-break/>f) Arrange in descending order  1/2 , 1/3, 1/4, 1/5, 1<text:line-break/>g) Arrange in descending order  1/2 , 1/4, 1/8, 1/16, 1</text:span></text:p>
      <text:p text:style-name="P1"><text:span text:style-name="T11"><text:line-break/></text:span><text:span text:style-name="Strong_20_Emphasis"><text:span text:style-name="T11">Question 7</text:span></text:span><text:span text:style-name="T11"><text:line-break/>Reduce the fraction to simplest form<text:line-break/>a)  120/800<text:line-break/>b) 14/196<text:line-break/>c) 16/256<text:line-break/>d) 21/441<text:line-break/>e) 500/4800<text:line-break/>f)  108/25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16:37:26.005783752</meta:creation-date>
    <dc:date>2023-12-20T16:39:28.160519235</dc:date>
    <meta:editing-duration>PT2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" meta:word-count="247" meta:character-count="1249" meta:non-whitespace-character-count="974"/>
  </office:meta>
</office:document-meta>
</file>